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rame_20_contents">
      <style:text-properties officeooo:rsid="000de934" officeooo:paragraph-rsid="000de934"/>
    </style:style>
    <style:style style:name="P2" style:family="paragraph" style:parent-style-name="Frame_20_contents">
      <style:text-properties officeooo:rsid="000f4196" officeooo:paragraph-rsid="000f4196"/>
    </style:style>
    <style:style style:name="P3" style:family="paragraph" style:parent-style-name="Standard">
      <style:text-properties officeooo:rsid="00096eb0" officeooo:paragraph-rsid="00096eb0"/>
    </style:style>
    <style:style style:name="P4" style:family="paragraph" style:parent-style-name="Caption">
      <style:text-properties officeooo:rsid="00116ff6" officeooo:paragraph-rsid="00116ff6"/>
    </style:style>
    <style:style style:name="P5" style:family="paragraph" style:parent-style-name="Frame_20_contents" style:list-style-name="L1">
      <style:text-properties officeooo:rsid="000f4196" officeooo:paragraph-rsid="000f4196"/>
    </style:style>
    <style:style style:name="P6" style:family="paragraph" style:parent-style-name="Frame_20_contents">
      <style:text-properties officeooo:rsid="000fd8a0" officeooo:paragraph-rsid="000fd8a0"/>
    </style:style>
    <style:style style:name="P7" style:family="paragraph" style:parent-style-name="Frame_20_contents" style:list-style-name="L2">
      <style:text-properties officeooo:paragraph-rsid="0012364a"/>
    </style:style>
    <style:style style:name="P8" style:family="paragraph" style:parent-style-name="Frame_20_contents" style:list-style-name="L3">
      <style:text-properties officeooo:rsid="0012364a" officeooo:paragraph-rsid="0012364a"/>
    </style:style>
    <style:style style:name="P9" style:family="paragraph" style:parent-style-name="Frame_20_contents" style:list-style-name="L4">
      <style:text-properties officeooo:rsid="001318e0" officeooo:paragraph-rsid="001318e0"/>
    </style:style>
    <style:style style:name="P10" style:family="paragraph" style:parent-style-name="Frame_20_contents" style:list-style-name="L4">
      <style:text-properties officeooo:rsid="001391ec" officeooo:paragraph-rsid="001391ec"/>
    </style:style>
    <style:style style:name="P11" style:family="paragraph" style:parent-style-name="Frame_20_contents" style:list-style-name="L5">
      <style:text-properties officeooo:rsid="0016aeea" officeooo:paragraph-rsid="0016aeea"/>
    </style:style>
    <style:style style:name="P12" style:family="paragraph" style:parent-style-name="Frame_20_contents" style:list-style-name="L6">
      <style:text-properties officeooo:rsid="0016aeea" officeooo:paragraph-rsid="0016aeea"/>
    </style:style>
    <style:style style:name="T1" style:family="text">
      <style:text-properties officeooo:rsid="00116ff6"/>
    </style:style>
    <style:style style:name="T2" style:family="text">
      <style:text-properties officeooo:rsid="0016aeea"/>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draw:wrap-influence-on-position="once-concurrent" loext:allow-overlap="true">
        <style:columns fo:column-count="1" fo:column-gap="0in"/>
      </style:graphic-properties>
    </style:style>
    <text:list-style style:name="L1">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Frame1" text:anchor-type="paragraph" svg:x="0.0063in" svg:y="0.5764in" svg:width="7.611in" draw:z-index="0"><draw:text-box fo:min-height="2.7327in"><text:p text:style-name="Caption">Problem Background</text:p><text:p text:style-name="P4">Student and profersor emails are constantly getting emails from things like cartero, hiring, recruiting, and info-session events. While these emails are very important to make sure students can take advantage of as many opprtunities as posible to start developing in their careers, they end up clogging the emails of students and professors alike. This forces most to set up filters to make sure that they see new or incoming mail from their students or professors; this also expands the issue, since some emails might get lost if they are not caught by the filter.</text:p><text:p text:style-name="Frame_20_contents"/></draw:text-box></draw:frame><draw:frame draw:style-name="fr1" draw:name="Frame2" text:anchor-type="paragraph" svg:x="0.0063in" svg:y="3.3354in" svg:width="7.611in" draw:z-index="1"><draw:text-box fo:min-height="3.4862in"><text:p text:style-name="Caption">Target</text:p><text:list xml:id="list1291708285" text:style-name="L2"><text:list-item><text:p text:style-name="P7"><text:span text:style-name="T1">Reduce cartero spam emails.</text:span></text:p></text:list-item><text:list-item><text:p text:style-name="P7"><text:span text:style-name="T1">Make student and professor email inboxes more clean.</text:span></text:p></text:list-item><text:list-item><text:p text:style-name="P7"><text:span text:style-name="T1">Have a centralized place where students and profesors can make or send announcements that are not so urgent that they merit an email.</text:span></text:p></text:list-item></text:list></draw:text-box></draw:frame><draw:frame draw:style-name="fr1" draw:name="Frame3" text:anchor-type="paragraph" svg:x="-0.0008in" svg:y="6.8209in" svg:width="7.611in" draw:z-index="2"><draw:text-box fo:min-height="3.3181in"><text:p text:style-name="Caption">Causes</text:p><text:list xml:id="list1464627193" text:style-name="L3"><text:list-item><text:p text:style-name="P8">Lots of spam/bloat emails</text:p><text:list><text:list-item><text:p text:style-name="P8">Too many emails being sent</text:p><text:list><text:list-item><text:p text:style-name="P8">Some emails being repeated</text:p><text:list><text:list-item><text:p text:style-name="P8">Cartero and other entities send the same email</text:p></text:list-item></text:list></text:list-item><text:list-item><text:p text:style-name="P8">Everyone thinking that their emails are important/relevant to every single students</text:p></text:list-item></text:list></text:list-item></text:list></text:list-item></text:list><text:p text:style-name="P2"/><text:list xml:id="list1843095803" text:style-name="L1"><text:list-item><text:list><text:list-header><text:p text:style-name="P5"/><text:p text:style-name="P5"/></text:list-header></text:list></text:list-item></text:list><text:p text:style-name="P2"/><text:p text:style-name="P1"/></draw:text-box></draw:frame><draw:frame draw:style-name="fr1" draw:name="Frame4" text:anchor-type="paragraph" svg:x="7.6165in" svg:y="0.5764in" svg:width="7.4161in" draw:z-index="3"><draw:text-box fo:min-height="5.4646in"><text:p text:style-name="Caption">Countermeasures</text:p><text:list xml:id="list4142442961" text:style-name="L4"><text:list-item><text:p text:style-name="P9">Make a webb-app where non-critical announcements can be made. </text:p></text:list-item><text:list-item><text:p text:style-name="P10">Only have the announcement for a limited amount of time</text:p></text:list-item><text:list-item><text:p text:style-name="P10">Allow users to <text:s/>filter announcements <text:span text:style-name="T2">so that they can find relevant announcements</text:span>.</text:p></text:list-item></text:list></draw:text-box></draw:frame><draw:frame draw:style-name="fr1" draw:name="Frame5" text:anchor-type="paragraph" svg:x="7.6165in" svg:y="6.0402in" svg:width="7.4154in" draw:z-index="4"><draw:text-box fo:min-height="1.952in"><text:p text:style-name="Caption">Check/Evaluate</text:p><text:list xml:id="list3703680030" text:style-name="L5"><text:list-item><text:p text:style-name="P11">To evaluate the effectiveness of the countermeasures a survay can be conducted(we can verify if the emails are less bloated by cartero and if users are finding relevant announcements).</text:p><text:p text:style-name="P11"/></text:list-item></text:list></draw:text-box></draw:frame><draw:frame draw:style-name="fr1" draw:name="Frame6" text:anchor-type="paragraph" svg:x="7.6165in" svg:y="7.9917in" svg:width="7.4161in" draw:z-index="5"><draw:text-box fo:min-height="2.1472in"><text:p text:style-name="Caption">Act/Standardize</text:p><text:list xml:id="list3100786422" text:style-name="L6"><text:list-item><text:p text:style-name="P12">The service will ensure that only announcements that have not expired are display/stored.</text:p></text:list-item><text:list-item><text:p text:style-name="P12">The knowledge learned can be applied in the proposition and devvelopment of other ideas to improve the campus experience, like having one student portal instead of 2.</text:p></text:list-item></text:list></draw:text-box></draw:frame><draw:frame draw:style-name="fr1" draw:name="Frame7" text:anchor-type="paragraph" svg:x="0.0071in" svg:y="-0.0091in" svg:width="4.4882in" draw:z-index="6"><draw:text-box fo:min-height="0.1957in"><text:p text:style-name="P6">Bulletin Board</text:p><text:p text:style-name="Caption">Topic</text:p></draw:text-box></draw:frame><draw:frame draw:style-name="fr1" draw:name="Frame8" text:anchor-type="paragraph" svg:x="5.2756in" svg:y="-0.0091in" svg:width="4.4882in" draw:z-index="7"><draw:text-box fo:min-height="0.0161in"><text:p text:style-name="P6">James Rodriguez Feliciano</text:p><text:p text:style-name="Caption">Author</text:p></draw:text-box></draw:frame><draw:frame draw:style-name="fr1" draw:name="Frame9" text:anchor-type="paragraph" svg:x="10.5437in" svg:y="-0.0091in" svg:width="4.4882in" draw:z-index="8"><draw:text-box fo:min-height="0.0161in"><text:p text:style-name="P6">29 August 2022</text:p><text:p text:style-name="Caption">Date</text:p></draw:text-box></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354in" fo:page-height="11.692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o Schütz-Schmuck</meta:initial-creator>
    <meta:creation-date>2021-01-16T14:56:50.717216800</meta:creation-date>
    <meta:editing-cycles>7</meta:editing-cycles>
    <meta:editing-duration>PT20H40M52S</meta:editing-duration>
    <dc:date>2022-08-23T13:17:09.818641767</dc:date>
    <meta:generator>LibreOffice/7.3.5.2$Linux_X86_64 LibreOffice_project/30$Build-2</meta:generator>
    <meta:document-statistic meta:table-count="0" meta:image-count="0" meta:object-count="0" meta:page-count="1" meta:paragraph-count="29" meta:word-count="294" meta:character-count="1779" meta:non-whitespace-character-count="1524"/>
  </office:meta>
</office:document-meta>
</file>